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1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55cm" fo:min-width="0.35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104cm" fo:min-width="1.45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955cm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-color="#ffff0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3cm" svg:x="1cm" svg:y="1.1cm">
          <text:p text:style-name="P1"><text:span text:style-name="T1">reference</text:span></text:p>
          <text:p text:style-name="P1"><text:span text:style-name="T1">o.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7cm" svg:height="1.6cm" svg:x="3.1cm" svg:y="1.1cm">
          <text:p text:style-name="P2"><text:span text:style-name="T1">x in </text:span></text:p>
          <text:p text:style-name="P2"><text:span text:style-name="T2">o.__dict__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2.1cm" svg:height="1.5cm" svg:x="5.7cm" svg:y="1.1cm">
          <text:p text:style-name="P2"><text:span text:style-name="T3">Return </text:span></text:p>
          <text:p text:style-name="P2"><text:span text:style-name="T3">o.__dict__[‘x’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4.8cm" svg:y1="1.9cm" svg:x2="5.7cm" svg:y2="1.9cm">
          <text:p/>
        </draw:line>
        <draw:frame draw:style-name="gr5" draw:text-style-name="P7" draw:layer="layout" svg:width="0.8cm" svg:height="0.962cm" svg:x="4.6cm" svg:y="1.3cm">
          <draw:text-box>
            <text:p text:style-name="P6"><text:span text:style-name="T4">Y</text:span></text:p>
          </draw:text-box>
        </draw:frame>
        <draw:frame draw:style-name="gr5" draw:text-style-name="P7" draw:layer="layout" svg:width="0.8cm" svg:height="0.962cm" svg:x="3.9cm" svg:y="2.5cm">
          <draw:text-box>
            <text:p text:style-name="P6"><text:span text:style-name="T4">N</text:span></text:p>
          </draw:text-box>
        </draw:frame>
        <draw:custom-shape draw:style-name="gr2" draw:text-style-name="P3" xml:id="id2" draw:id="id2" draw:layer="layout" svg:width="1.7cm" svg:height="1.6cm" svg:x="3.1cm" svg:y="3.4cm">
          <text:p text:style-name="P2"><text:span text:style-name="T1">x in </text:span></text:p>
          <text:p text:style-name="P2"><text:span text:style-name="T2">o.__class__.</text:span></text:p>
          <text:p text:style-name="P2"><text:span text:style-name="T2">__dict__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4" xml:id="id3" draw:id="id3" draw:layer="layout" svg:width="2.1cm" svg:height="1.5cm" svg:x="5.8cm" svg:y="3.4cm">
          <text:p text:style-name="P2"><text:span text:style-name="T3">Re</text:span><text:span text:style-name="T3">tur</text:span><text:span text:style-name="T3">n </text:span></text:p>
          <text:p text:style-name="P2"><text:span text:style-name="T3">C.</text:span><text:span text:style-name="T3">__</text:span><text:span text:style-name="T3">dic</text:span><text:span text:style-name="T3">t__</text:span><text:span text:style-name="T3">[‘x’</text:span><text:span text:style-name="T3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8cm" svg:height="0.962cm" svg:x="4.601cm" svg:y="3.6cm">
          <draw:text-box>
            <text:p text:style-name="P6"><text:span text:style-name="T4">Y</text:span></text:p>
          </draw:text-box>
        </draw:frame>
        <draw:frame draw:style-name="gr5" draw:text-style-name="P7" draw:layer="layout" svg:width="0.8cm" svg:height="0.962cm" svg:x="4.301cm" svg:y="4.7cm">
          <draw:text-box>
            <text:p text:style-name="P6"><text:span text:style-name="T4">N</text:span></text:p>
          </draw:text-box>
        </draw:frame>
        <draw:custom-shape draw:style-name="gr2" draw:text-style-name="P3" xml:id="id4" draw:id="id4" draw:layer="layout" svg:width="1.7cm" svg:height="1.6cm" svg:x="3.1cm" svg:y="5.6cm">
          <text:p text:style-name="P2"><text:span text:style-name="T1">x</text:span><text:span text:style-name="T1"> </text:span><text:span text:style-name="T1">i</text:span><text:span text:style-name="T1">n</text:span><text:span text:style-name="T1"> </text:span></text:p>
          <text:p text:style-name="P2"><text:span text:style-name="T2">B</text:span><text:span text:style-name="T2">a</text:span><text:span text:style-name="T2">s</text:span><text:span text:style-name="T2">C</text:span><text:span text:style-name="T2">l</text:span><text:span text:style-name="T2">a</text:span><text:span text:style-name="T2">s</text:span><text:span text:style-name="T2">s</text:span><text:span text:style-name="T2">.</text:span></text:p>
          <text:p text:style-name="P2"><text:span text:style-name="T2">_</text:span><text:span text:style-name="T2">_</text:span><text:span text:style-name="T2">d</text:span><text:span text:style-name="T2">i</text:span><text:span text:style-name="T2">c</text:span><text:span text:style-name="T2">t</text:span><text:span text:style-name="T2">_</text:span><text:span text:style-name="T2">_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5" draw:id="id5" draw:layer="layout" svg:width="2.1cm" svg:height="1.5cm" svg:x="5.8cm" svg:y="5.6cm">
          <text:p text:style-name="P2"><text:span text:style-name="T3">Return </text:span></text:p>
          <text:p text:style-name="P2"><text:span text:style-name="T3">BaseClass</text:span></text:p>
          <text:p text:style-name="P2"><text:span text:style-name="T3">.__dict__[‘x’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8cm" svg:height="0.962cm" svg:x="4.666cm" svg:y="5.801cm">
          <draw:text-box>
            <text:p text:style-name="P6"><text:span text:style-name="T4">Y</text:span></text:p>
          </draw:text-box>
        </draw:frame>
        <draw:line draw:style-name="gr4" draw:text-style-name="P5" draw:layer="layout" svg:x1="2.5cm" svg:y1="1.9cm" svg:x2="3.1cm" svg:y2="1.9cm">
          <text:p/>
        </draw:line>
        <draw:connector draw:style-name="gr4" draw:text-style-name="P5" draw:layer="layout" draw:type="line" svg:x1="3.95cm" svg:y1="2.7cm" svg:x2="3.95cm" svg:y2="3.4cm" draw:start-shape="id1" draw:start-glue-point="6" draw:end-shape="id2" svg:d="M3950 2700v700" svg:viewBox="0 0 1 701">
          <text:p/>
        </draw:connector>
        <draw:connector draw:style-name="gr4" draw:text-style-name="P5" draw:layer="layout" draw:type="line" svg:x1="4.8cm" svg:y1="4.2cm" svg:x2="5.8cm" svg:y2="4.15cm" draw:start-shape="id2" draw:start-glue-point="7" draw:end-shape="id3" draw:end-glue-point="3" svg:d="M4800 4200l1000-50" svg:viewBox="0 0 1001 51">
          <text:p/>
        </draw:connector>
        <draw:connector draw:style-name="gr4" draw:text-style-name="P5" draw:layer="layout" draw:type="line" svg:x1="3.95cm" svg:y1="5cm" svg:x2="3.95cm" svg:y2="5.6cm" draw:start-shape="id2" draw:start-glue-point="6" draw:end-shape="id4" svg:d="M3950 5000v600" svg:viewBox="0 0 1 601">
          <text:p/>
        </draw:connector>
        <draw:connector draw:style-name="gr4" draw:text-style-name="P5" draw:layer="layout" draw:type="line" svg:x1="4.8cm" svg:y1="6.4cm" svg:x2="5.8cm" svg:y2="6.35cm" draw:start-shape="id4" draw:start-glue-point="7" draw:end-shape="id5" svg:d="M4800 6400l1000-50" svg:viewBox="0 0 1001 51">
          <text:p/>
        </draw:connector>
        <draw:frame draw:style-name="gr6" draw:text-style-name="P9" draw:layer="layout" svg:width="5cm" svg:height="1.205cm" svg:x="1.9cm" svg:y="7.1cm">
          <draw:text-box>
            <text:p text:style-name="P8"><text:span text:style-name="T3">etc</text:span><text:span text:style-name="T3">. </text:span><text:span text:style-name="T3">unt</text:span><text:span text:style-name="T3">il </text:span><text:span text:style-name="T3">all </text:span><text:span text:style-name="T3">Ba</text:span><text:span text:style-name="T3">se </text:span><text:span text:style-name="T3">Cl</text:span><text:span text:style-name="T3">as</text:span><text:span text:style-name="T3">se</text:span><text:span text:style-name="T3">s </text:span><text:span text:style-name="T3">ex</text:span><text:span text:style-name="T3">ha</text:span><text:span text:style-name="T3">ust</text:span><text:span text:style-name="T3">ed </text:span><text:span text:style-name="T3">the</text:span><text:span text:style-name="T3">n </text:span><text:span text:style-name="T3">att</text:span><text:span text:style-name="T3">rib</text:span><text:span text:style-name="T3">ute </text:span><text:span text:style-name="T3">not </text:span><text:span text:style-name="T3">fou</text:span><text:span text:style-name="T3">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Badham</meta:initial-creator>
    <meta:creation-date>2017-05-10T12:06:42.315026227</meta:creation-date>
    <dc:date>2017-05-10T13:00:12.465014138</dc:date>
    <dc:creator>Mark Badham</dc:creator>
    <meta:editing-duration>PT53M36S</meta:editing-duration>
    <meta:editing-cycles>2</meta:editing-cycles>
    <meta:generator>LibreOffice/5.1.6.2$Linux_X86_64 LibreOffice_project/10m0$Build-2</meta:generator>
    <meta:document-statistic meta:object-count="19"/>
  </office:meta>
</office:document-meta>
</file>